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fo:font-weight="bold" officeooo:rsid="001102ca" officeooo:paragraph-rsid="001102ca" style:font-size-asian="18pt" style:font-style-asian="italic" style:font-weight-asian="bold" style:font-size-complex="18pt" style:font-style-complex="italic" style:font-weight-complex="bold"/>
    </style:style>
    <style:style style:name="P2" style:family="paragraph" style:parent-style-name="Standard">
      <style:paragraph-properties fo:text-align="center" style:justify-single-word="false"/>
      <style:text-properties fo:font-size="18pt" fo:font-style="italic" fo:font-weight="bold" officeooo:rsid="0014fc93" officeooo:paragraph-rsid="0014fc93" style:font-size-asian="18pt" style:font-style-asian="italic" style:font-weight-asian="bold" style:font-size-complex="18pt" style:font-style-complex="italic" style:font-weight-complex="bold"/>
    </style:style>
    <style:style style:name="P3" style:family="paragraph" style:parent-style-name="Standard">
      <style:paragraph-properties fo:text-align="start" style:justify-single-word="false"/>
      <style:text-properties fo:font-size="11pt" fo:font-style="normal" fo:font-weight="normal" officeooo:rsid="00134b86" officeooo:paragraph-rsid="00134b86"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fo:font-weight="normal" officeooo:rsid="0013fe3a" officeooo:paragraph-rsid="0013fe3a"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102ca" officeooo:paragraph-rsid="001102ca"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6b6ed" officeooo:paragraph-rsid="0016b6ed"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fo:font-size="11pt" fo:font-style="normal" fo:font-weight="normal" officeooo:rsid="0017c1f6" officeooo:paragraph-rsid="0017c1f6" style:font-size-asian="9.60000038146973pt" style:font-style-asian="normal" style:font-weight-asian="normal" style:font-size-complex="11pt" style:font-style-complex="normal" style:font-weight-complex="normal"/>
    </style:style>
    <style:style style:name="T1" style:family="text">
      <style:text-properties officeooo:rsid="0017c1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sitionnement</text:p>
      <text:p text:style-name="P5"/>
      <text:p text:style-name="P5"/>
      <text:p text:style-name="P6">Le placement est important pour Zarya, <text:span text:style-name="T1">vu qu’elle à toujours besoins d’un coéquipier pour être puissante, on se place en sorte d’avoir toujours quelqu’un à proximité. Rester à près de votre Reinhardt est souvent le meilleurs moyen pour vous chargez vite et efficacement, tous en vous protégeant mutuellement.</text:span></text:p>
      <text:p text:style-name="P7">Avec Zarya ça sert à rien de rester tous seul il vaut mieux battre en retraite plutôt que mourir inutilement. N’oublier pas que vous avez la mortier de vos Points de vie que se régénère tous seul donc n’hésiter pas à prendre des placements plus agressif (si vous êtes charger).</text:p>
      <text:p text:style-name="P1"/>
      <text:p text:style-name="P1">Communication</text:p>
      <text:p text:style-name="P1"/>
      <text:p text:style-name="P1"/>
      <text:p text:style-name="P3">Communiquer avec Zarya est important pour laisser le temps à vos coéquipiers de réagir, et de suivre votre action.</text:p>
      <text:p text:style-name="P3">Annoncer à qui vous allez mettre votre barrière pour qu’il puissent jouer avec cette informations en tête par exemple si un Reinhardt veut charger, donner cette information lui permettra une charge plus permissive car il n’aura pas à se soucier des contrôles qui pourrai stopper son engage, de plus ça lui donnera un avantage certains sur le Reinhardt ennemies. Après dire à vos coéquipiers que vous allez leurs donner une barrière permettra des petites actions qu’il n’aurait pas risqué en général.</text:p>
      <text:p text:style-name="P4">Annoncer quand vos avez votre ultime, chercher des informations cher vos coéquipiers sur leurs propre ultime, demander un « ping » sur leurs pourcentages. Une fois que tous cela est fais vous pouvez dire le moments ou vous allez l’envoyer pour préparer vos alliés à suivre</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9:19:43.215000000</meta:creation-date>
    <dc:date>2017-02-27T17:14:09.967000000</dc:date>
    <meta:editing-duration>PT5H54M37S</meta:editing-duration>
    <meta:editing-cycles>4</meta:editing-cycles>
    <meta:generator>LibreOffice/5.1.5.2$Windows_x86 LibreOffice_project/7a864d8825610a8c07cfc3bc01dd4fce6a9447e5</meta:generator>
    <meta:document-statistic meta:table-count="0" meta:image-count="0" meta:object-count="0" meta:page-count="1" meta:paragraph-count="7" meta:word-count="246" meta:character-count="1497" meta:non-whitespace-character-count="1258"/>
  </office:meta>
</office:document-meta>
</file>